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386cm" svg:height="2.117cm" svg:x="14.817cm" svg:y="0.423cm">
          <text:p text:style-name="P1">S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3.387cm" svg:height="2.117cm" svg:x="7.196cm" svg:y="0.423cm">
          <text:p text:style-name="P1">S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" draw:layer="layout" svg:width="2.117cm" svg:height="2.117cm" svg:x="12.911cm" svg:y="4.444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117cm" svg:height="2.117cm" svg:x="17.991cm" svg:y="4.444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.117cm" svg:height="2.117cm" svg:x="7.831cm" svg:y="4.444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1cm" svg:y1="2.54cm" svg:x2="13.97cm" svg:y2="4.444cm" draw:start-shape="id1" draw:start-glue-point="6" draw:end-shape="id2" draw:end-glue-point="4" svg:d="m16510 2540-2540 1904">
          <text:p/>
        </draw:connector>
        <draw:connector draw:style-name="gr2" draw:text-style-name="P1" draw:layer="layout" draw:type="line" svg:x1="16.51cm" svg:y1="2.54cm" svg:x2="19.05cm" svg:y2="4.444cm" draw:start-shape="id1" draw:start-glue-point="6" draw:end-shape="id3" draw:end-glue-point="4" svg:d="m16510 2540 2540 1904">
          <text:p/>
        </draw:connector>
        <draw:connector draw:style-name="gr2" draw:text-style-name="P1" draw:layer="layout" draw:type="line" svg:x1="15.028cm" svg:y1="5.503cm" svg:x2="17.991cm" svg:y2="5.503cm" draw:start-shape="id2" draw:start-glue-point="10" draw:end-shape="id3" draw:end-glue-point="6" svg:d="m15028 5503h2963">
          <text:p/>
        </draw:connector>
        <draw:connector draw:style-name="gr2" draw:text-style-name="P1" draw:layer="layout" draw:type="line" svg:x1="8.89cm" svg:y1="2.54cm" svg:x2="8.89cm" svg:y2="4.444cm" draw:start-shape="id4" draw:start-glue-point="6" draw:end-shape="id5" draw:end-glue-point="4" svg:d="m8890 2540v1904">
          <text:p/>
        </draw:connector>
        <draw:rect draw:style-name="gr3" draw:text-style-name="P1" draw:id="id6" draw:layer="layout" svg:width="2.541cm" svg:height="1.693cm" svg:x="14.816cm" svg:y="9.313cm">
          <text:p text:style-name="P1">G1</text:p>
        </draw:rect>
        <draw:rect draw:style-name="gr3" draw:text-style-name="P1" draw:id="id7" draw:layer="layout" svg:width="2.541cm" svg:height="1.693cm" svg:x="10.794cm" svg:y="9.313cm">
          <text:p text:style-name="P1">G2</text:p>
        </draw:rect>
        <draw:rect draw:style-name="gr3" draw:text-style-name="P1" draw:id="id9" draw:layer="layout" svg:width="2.541cm" svg:height="1.693cm" svg:x="6.985cm" svg:y="9.313cm">
          <text:p text:style-name="P1">G3</text:p>
        </draw:rect>
        <draw:rect draw:style-name="gr3" draw:text-style-name="P1" draw:id="id8" draw:layer="layout" svg:width="2.541cm" svg:height="1.693cm" svg:x="18.415cm" svg:y="9.313cm">
          <text:p text:style-name="P1">G4</text:p>
        </draw:rect>
        <draw:connector draw:style-name="gr2" draw:text-style-name="P1" draw:layer="layout" draw:type="line" svg:x1="13.97cm" svg:y1="6.561cm" svg:x2="16.086cm" svg:y2="9.313cm" draw:start-shape="id2" draw:start-glue-point="8" draw:end-shape="id6" draw:end-glue-point="0" svg:d="m13970 6561 2116 2752">
          <text:p/>
        </draw:connector>
        <draw:connector draw:style-name="gr2" draw:text-style-name="P1" draw:layer="layout" draw:type="line" svg:x1="13.97cm" svg:y1="6.561cm" svg:x2="12.064cm" svg:y2="9.313cm" draw:start-shape="id2" draw:start-glue-point="8" draw:end-shape="id7" draw:end-glue-point="0" svg:d="m13970 6561-1906 2752">
          <text:p/>
        </draw:connector>
        <draw:connector draw:style-name="gr2" draw:text-style-name="P1" draw:layer="layout" draw:type="line" svg:x1="19.05cm" svg:y1="6.561cm" svg:x2="19.685cm" svg:y2="9.313cm" draw:start-shape="id3" draw:start-glue-point="8" draw:end-shape="id8" draw:end-glue-point="0" svg:d="m19050 6561 635 2752">
          <text:p/>
        </draw:connector>
        <draw:connector draw:style-name="gr2" draw:text-style-name="P1" draw:layer="layout" draw:type="line" svg:x1="8.89cm" svg:y1="6.561cm" svg:x2="12.064cm" svg:y2="9.313cm" draw:start-shape="id5" draw:start-glue-point="8" draw:end-shape="id7" draw:end-glue-point="0" svg:d="m8890 6561 3174 2752">
          <text:p/>
        </draw:connector>
        <draw:connector draw:style-name="gr2" draw:text-style-name="P1" draw:layer="layout" draw:type="line" svg:x1="8.89cm" svg:y1="6.561cm" svg:x2="8.255cm" svg:y2="9.313cm" draw:start-shape="id5" draw:start-glue-point="8" draw:end-shape="id9" draw:end-glue-point="0" svg:d="m8890 6561-635 2752">
          <text:p/>
        </draw:connector>
        <draw:frame draw:style-name="gr4" draw:layer="layout" svg:width="3.81cm" svg:height="0.962cm" svg:x="1.058cm" svg:y="0.942cm">
          <draw:text-box>
            <text:p>Sources</text:p>
          </draw:text-box>
        </draw:frame>
        <draw:frame draw:style-name="gr4" draw:layer="layout" svg:width="3.81cm" svg:height="0.962cm" svg:x="1.058cm" svg:y="4.964cm">
          <draw:text-box>
            <text:p>Pathways</text:p>
          </draw:text-box>
        </draw:frame>
        <draw:frame draw:style-name="gr4" draw:layer="layout" svg:width="3.81cm" svg:height="0.962cm" svg:x="1.058cm" svg:y="9.736cm">
          <draw:text-box>
            <text:p>Genes</text:p>
          </draw:text-box>
        </draw:frame>
        <draw:line draw:style-name="gr5" draw:text-style-name="P1" draw:layer="layout" svg:x1="0cm" svg:y1="7.831cm" svg:x2="22.86cm" svg:y2="7.831cm">
          <text:p/>
        </draw:line>
        <draw:line draw:style-name="gr5" draw:text-style-name="P1" draw:layer="layout" svg:x1="0cm" svg:y1="3.386cm" svg:x2="22.86cm" svg:y2="3.3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Wallace</meta:initial-creator>
    <meta:creation-date>2012-04-02T16:41:31</meta:creation-date>
    <dc:date>2012-04-02T16:59:48</dc:date>
    <dc:creator>John Wallace</dc:creator>
    <meta:editing-duration>PT00H13M04S</meta:editing-duration>
    <meta:editing-cycles>2</meta:editing-cycles>
    <meta:generator>OpenOffice.org/3.2$Unix OpenOffice.org_project/320m19$Build-9505</meta:generator>
    <meta:document-statistic meta:object-count="23"/>
  </office:meta>
</office:document-meta>
</file>